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2010000022C000001ACFA4E3A65.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image/png" manifest:full-path="Object 11/Pictures/100002010000022D000001AEE39D4795.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2010000022E000001AE5306779A.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2010000022D000001ACEBC3B11C.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2010000022C000001ABE8AB983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image/png" manifest:full-path="Object 15/Pictures/100002010000022E000001AC488070E3.png"/>
  <manifest:file-entry manifest:media-type="" manifest:full-path="Object 15/Pictures/"/>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image/png" manifest:full-path="Object 16/Pictures/100002010000022E000001AB56356C4D.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D000001AFE8D85CA2.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C000001ACC30F2D17.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BB16909CB.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D000001AE374A7D90.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C000001AE51BCCB84.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tex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draw:auto-grow-height="true" fo:min-height="14.07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subtitle">
      <style:graphic-properties draw:fill-color="#ffffff" draw:auto-grow-height="true" fo:min-height="13.861cm"/>
    </style:style>
    <style:style style:name="pr5" style:family="presentation" style:parent-style-name="Standard-notes">
      <style:graphic-properties draw:fill-color="#ffffff" fo:min-height="13.114cm"/>
    </style:style>
    <style:style style:name="pr6" style:family="presentation" style:parent-style-name="Standard-subtitle">
      <style:graphic-properties draw:fill-color="#ffffff" fo:min-height="13.61cm"/>
    </style:style>
    <style:style style:name="pr7" style:family="presentation" style:parent-style-name="Standard-outline1">
      <style:graphic-properties fo:min-height="13.61cm"/>
    </style:style>
    <style:style style:name="pr8" style:family="presentation" style:parent-style-name="Standard-subtitle" style:list-style-name="L3">
      <style:graphic-properties draw:fill-color="#ffffff" draw:auto-grow-height="true" fo:min-height="19.025cm"/>
    </style:style>
    <style:style style:name="pr9" style:family="presentation" style:parent-style-name="Standard-title">
      <style:graphic-properties fo:min-height="3.256cm"/>
    </style:style>
    <style:style style:name="pr10" style:family="presentation" style:parent-style-name="Standard-subtitle" style:list-style-name="L3">
      <style:graphic-properties draw:fill-color="#ffffff" draw:auto-grow-height="true" fo:min-height="19.025cm"/>
    </style:style>
    <style:style style:name="pr11" style:family="presentation" style:parent-style-name="Standard-subtitle" style:list-style-name="L3">
      <style:graphic-properties draw:fill-color="#ffffff" draw:auto-grow-height="true" fo:min-height="19.025cm"/>
    </style:style>
    <style:style style:name="pr12" style:family="presentation" style:parent-style-name="Standard-subtitle" style:list-style-name="L3">
      <style:graphic-properties draw:fill-color="#ffffff" draw:auto-grow-height="true" fo:min-height="19.025cm"/>
    </style:style>
    <style:style style:name="pr13" style:family="presentation" style:parent-style-name="Standard-subtitle">
      <style:graphic-properties draw:fill-color="#ffffff" fo:min-height="14.649cm"/>
    </style:style>
    <style:style style:name="pr14" style:family="presentation" style:parent-style-name="Standard-outline1">
      <style:graphic-properties fo:min-height="6.36cm"/>
    </style:style>
    <style:style style:name="P1" style:family="paragraph">
      <style:text-properties fo:font-size="36pt" style:font-size-asian="36pt" style:font-size-complex="36p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8pt" style:font-size-asian="28pt" style:font-size-complex="28pt"/>
    </style:style>
    <style:style style:name="P4" style:family="paragraph">
      <style:text-properties fo:font-size="32pt" style:font-size-asian="32pt" style:font-size-complex="32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margin-left="0cm" fo:margin-right="0cm" fo:text-align="center" fo:text-indent="0cm"/>
    </style:style>
    <style:style style:name="P8" style:family="paragraph">
      <style:paragraph-properties fo:margin-left="0cm" fo:margin-right="0cm" fo:text-align="start" fo:text-indent="0cm"/>
    </style:style>
    <style:style style:name="P9"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19.461cm" svg:x="1.5cm" svg:y="0.539cm" presentation:class="title" presentation:user-transformed="true">
          <draw:text-box>
            <text:p>The Sugarscape<text:line-break/><text:span text:style-name="T1">(Epstein / Axtell)</text:span><text:line-break/><text:span text:style-name="T1"><text:line-break/></text:span><text:span text:style-name="T1">Projekt im Rahmen der Vorlesung</text:span><text:span text:style-name="T1"><text:line-break/></text:span><text:span text:style-name="T1">Regelbasierte Modelle an der</text:span><text:span text:style-name="T1"><text:line-break/></text:span><text:span text:style-name="T1">Universität Osnabrück.</text:span><text:span text:style-name="T1"><text:line-break/></text:span><text:span text:style-name="T1"><text:line-break/></text:span><text:span text:style-name="T1">Dozentin: Prof. Dr. Claudia Pahl-Wostl </text:span><text:span text:style-name="T1"><text:line-break/></text:span><text:span text:style-name="T1"><text:line-break/></text:span><text:span text:style-name="T1"><text:line-break/></text:span><text:span text:style-name="T1">Erstellt von:</text:span><text:span text:style-name="T1"><text:line-break/></text:span><text:span text:style-name="T1"><text:line-break/></text:span><text:span text:style-name="T1">Waldemar Smirnow</text:span><text:span text:style-name="T1"><text:line-break/></text:span><text:span text:style-name="T1">Dennis Meyer</text:span><text:span text:style-name="T1"><text:line-break/></text:span><text:span text:style-name="T1">Stefan Hermes</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3" draw:text-style-name="P1" draw:layer="layout" svg:width="25.199cm" svg:height="3.507cm" svg:x="1.4cm" svg:y="0.837cm" presentation:class="title">
          <draw:text-box>
            <text:p><text:span text:style-name="T2">Erklärungen zu Sugarscape</text:span></text:p>
          </draw:text-box>
        </draw:frame>
        <draw:frame presentation:style-name="pr4" draw:text-style-name="P3" draw:layer="layout" svg:width="25.199cm" svg:height="13.861cm" svg:x="1.4cm" svg:y="4.913cm" presentation:class="subtitle" presentation:user-transformed="true">
          <draw:text-box>
            <text:list text:style-name="L1">
              <text:list-header>
                <text:p text:style-name="P2"><text:span text:style-name="T3">Sugarscape ist ein Agenten-Computermodell einer Gesellschaft (Artificial Society), dass die Entwicklung dieser Gesellschaft unter beliebig komplexen Annahmen der Interaktion ihrer Individuen untereinander bzw. mit ihrer Umwelt abbildet. </text:span></text:p>
                <text:p text:style-name="P2"><text:span text:style-name="T3"/></text:p>
                <text:p text:style-name="P2"><text:span text:style-name="T3">Das Ziel dieses im Computer erstellten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header>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frame presentation:style-name="pr6" draw:layer="layout" svg:width="25.199cm" svg:height="19.048cm" svg:x="1.5cm" svg:y="1.452cm" presentation:class="subtitle" presentation:user-transformed="true">
          <draw:text-box>
            <text:list text:style-name="L1">
              <text:list-header>
                <text:p text:style-name="P2"><text:span text:style-name="T3">Die Basis des Modells ist gegeben durch einen nachwachsenden Rohstoff (Zucker), der von den Agenten zum überleben abgebaut wird. Weitere Aspekte wie individuelle Fähigkeiten und Eigenschaften der Agenten oder eine Anpassung der Umwelt können in das Modell integriert werden.</text:span></text:p>
                <text:p text:style-name="P2"><text:span text:style-name="T3"/></text:p>
              </text:list-header>
            </text:list>
            <text:p><text:span text:style-name="T3">Auf diese Weise kann schon auf Grund sehr simpler Annahmen und Regeln wie etwa dem Metabolismus der Agenten und der Wachstumsrate des Rohstoffes ein hoch komplexes Verhalten des Systems beobachtet werden. Also lassen sich schon durch einfache Annahmen gewisse Rückschlüsse auf das Systemverhalten, d.h. die Entwicklung einer Gesellschaft der einfache Regeln zugrunde gelegt wurden, treffen.</text:span></text:p>
            <text:p/>
            <text:p/>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3" draw:text-style-name="P4" draw:layer="layout" svg:width="25.199cm" svg:height="3.507cm" svg:x="1.4cm" svg:y="0.837cm" presentation:class="title">
          <draw:text-box>
            <text:p><text:span text:style-name="T1">Implementation</text:span></text:p>
          </draw:text-box>
        </draw:frame>
        <draw:frame presentation:style-name="pr7" draw:layer="layout" svg:width="25.199cm" svg:height="13.86cm" svg:x="1.4cm" svg:y="4.914cm" presentation:class="outline" presentation:user-transformed="true">
          <draw:text-box>
            <text:p text:style-name="P5"><text:span text:style-name="T3">Die Aufgabenstellung dieses Projekts sah vor eine Sugarscape mit Hilfe der Klassenbibliothek Famoja in Java zu entwickeln. </text:span></text:p>
            <text:p text:style-name="P5"><text:span text:style-name="T3"/></text:p>
            <text:p text:style-name="P5"><text:span text:style-name="T3">Dabei wurde von folgenden Annahmen ausgegangen:</text:span></text:p>
            <text:p text:style-name="P5"><text:span text:style-name="T3"/></text:p>
            <text:p text:style-name="P6"><text:span text:style-name="T3">Die Umwelt besteht aus: </text:span></text:p>
            <text:list text:style-name="L3">
              <text:list-item>
                <text:p text:style-name="P5"><text:span text:style-name="T3"><text:s/></text:span><text:span text:style-name="T3">einem 50x50 Raster mit torischen Randbedingungen</text:span></text:p>
              </text:list-item>
              <text:list-item>
                <text:p text:style-name="P5"><text:span text:style-name="T3"><text:s/></text:span><text:span text:style-name="T3">der Zucker ist in unterschiedlicher Konzentration beliebig auf</text:span></text:p>
                <text:p text:style-name="P5"><text:span text:style-name="T3"><text:s/></text:span><text:span text:style-name="T3">dem Raster verteilt und wächst sofort nach. </text:span></text:p>
              </text:list-item>
              <text:list-item>
                <text:p text:style-name="P5"><text:span text:style-name="T3"><text:s/></text:span><text:span text:style-name="T3">Jede Zelle hat eine bestimmte Kapazität.</text:span></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0">
        <office:forms form:automatic-focus="false" form:apply-design-mode="false"/>
        <draw:frame presentation:style-name="pr3" draw:text-style-name="P4" draw:layer="layout" svg:width="25.199cm" svg:height="3.507cm" svg:x="1.5cm" svg:y="-0.5cm" presentation:class="title" presentation:user-transformed="true">
          <draw:text-box>
            <text:p><text:span text:style-name="T1">Implementation 2</text:span></text:p>
          </draw:text-box>
        </draw:frame>
        <draw:frame presentation:style-name="pr8" draw:text-style-name="P7" draw:layer="layout" svg:width="25.199cm" svg:height="19.025cm" svg:x="1.4cm" svg:y="1cm" presentation:class="subtitle" presentation:user-transformed="true">
          <draw:text-box>
            <text:list text:style-name="L3">
              <text:list-header>
                <text:p text:style-name="P7"><text:span text:style-name="T3">Die Agenten:</text:span></text:p>
              </text:list-header>
              <text:list-item>
                <text:p text:style-name="P8"><text:span text:style-name="T3"><text:s/></text:span><text:span text:style-name="T3">Besitzen einen Metabolismus </text:span><text:span text:style-name="T4">(Zeitschritte/1 Zuckereinheit)</text:span></text:p>
              </text:list-item>
              <text:list-item>
                <text:p text:style-name="P8"><text:span text:style-name="T3"><text:s/></text:span><text:span text:style-name="T3">Haben eine begrenzte Lebenserwartung</text:span></text:p>
                <text:p text:style-name="P8"><text:span text:style-name="T4"><text:s/></text:span><text:span text:style-name="T4">(zunächst 60-100 Zeitschritte)</text:span></text:p>
              </text:list-item>
              <text:list-item>
                <text:p text:style-name="P8"><text:span text:style-name="T3"><text:s/></text:span><text:span text:style-name="T3">Das Blickfeld ist begrenzt und wird durch eine Moore-</text:span></text:p>
                <text:p text:style-name="P8"><text:span text:style-name="T3"><text:s/></text:span><text:span text:style-name="T3">Nachbarschaft realisiert.</text:span></text:p>
              </text:list-item>
              <text:list-item>
                <text:p text:style-name="P8"><text:span text:style-name="T3"><text:s/></text:span><text:span text:style-name="T3">Der Wohlstand eines Agenten wird durch den Besitz </text:span></text:p>
                <text:p text:style-name="P8"><text:span text:style-name="T3"><text:s/></text:span><text:span text:style-name="T3">(Zucker) dargestellt.</text:span></text:p>
              </text:list-item>
              <text:list-item>
                <text:p text:style-name="P8"><text:span text:style-name="T3"><text:s/></text:span><text:span text:style-name="T3">Es gibt Agenten unterschiedlicher Geschlechter die sich</text:span></text:p>
                <text:p text:style-name="P8"><text:span text:style-name="T3"><text:s/></text:span><text:span text:style-name="T3">entsprechend fortpflanzen.</text:span></text:p>
              </text:list-item>
              <text:list-item>
                <text:p text:style-name="P8"><text:span text:style-name="T3"><text:s/></text:span><text:span text:style-name="T3">Die Fähigkeit sich fortpflanzen zu können ist auf ein </text:span></text:p>
                <text:p text:style-name="P8"><text:span text:style-name="T3"><text:s/></text:span><text:span text:style-name="T3">bestimmtes Alter eingeschränkt und wird abhängig vom </text:span></text:p>
                <text:p text:style-name="P8"><text:span text:style-name="T3"><text:s/></text:span><text:span text:style-name="T3">Geschlecht des Agenten zufällig ermittelt.</text:span></text:p>
              </text:list-item>
              <text:list-item>
                <text:p text:style-name="P8"><text:span text:style-name="T3"><text:s/></text:span><text:span text:style-name="T3">Der anfängliche Besitz der Agenten wird ebenfalls </text:span></text:p>
                <text:p text:style-name="P8"><text:span text:style-name="T3"><text:s/></text:span><text:span text:style-name="T3">zufällig aus einem gegebenem Intervall ermittelt.</text:span></text:p>
              </text:list-item>
            </text:list>
          </draw:text-box>
        </draw:frame>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0">
        <office:forms form:automatic-focus="false" form:apply-design-mode="false"/>
        <draw:frame presentation:style-name="pr9" draw:text-style-name="P4" draw:layer="layout" svg:width="25.199cm" svg:height="3.256cm" svg:x="1.4cm" svg:y="0.962cm" presentation:class="title">
          <draw:text-box>
            <text:p><text:span text:style-name="T1">Beispiel: Lebenserwartung</text:span></text:p>
          </draw:text-box>
        </draw:frame>
        <draw:frame presentation:style-name="pr6" draw:text-style-name="P9" draw:layer="layout" svg:width="25.199cm" svg:height="13.61cm" svg:x="1.4cm" svg:y="5.039cm" presentation:class="subtitle">
          <draw:text-box>
            <text:p><text:span text:style-name="T3">In dem ersten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Standard" presentation:presentation-page-layout-name="AL3T18">
        <office:forms form:automatic-focus="false" form:apply-design-mode="false"/>
        <draw:frame presentation:style-name="pr3" draw:text-style-name="P4" draw:layer="layout" svg:width="25.199cm" svg:height="3.507cm" svg:x="1.4cm" svg:y="0.837cm" presentation:class="title">
          <draw:text-box>
            <text:p><text:span text:style-name="T1">Beispiel: Lebenserwartung 1</text:span></text:p>
          </draw:text-box>
        </draw:frame>
        <draw:frame presentation:style-name="pr10" draw:text-style-name="P7" draw:layer="layout" svg:width="25.199cm" svg:height="19.025cm" svg:x="1cm" svg:y="5.975cm">
          <draw:text-box>
            <text:list text:style-name="L3">
              <text:list-header>
                <text:p text:style-name="P7"><text:span text:style-name="T3"><text:s/></text:span></text:p>
              </text:list-header>
            </text:list>
          </draw:text-box>
        </draw:frame>
        <draw:frame draw:name="Object 1" draw:style-name="gr2"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3" draw:layer="layout" svg:width="25.5cm" svg:height="0.962cm" svg:x="1.5cm" svg:y="19cm">
          <draw:text-box>
            <text:p>Diagramme: Population, Zuckermenge auf dem Feld, durchschnittliche Lebenserwartung</text:p>
          </draw:text-box>
        </draw:frame>
        <draw:frame draw:name="Object 2" draw:style-name="gr2"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2" draw:layer="layout" svg:width="12.296cm" svg:height="6.61cm" svg:x="14.204cm" svg:y="11.89cm" presentation:class="object" presentation:user-transformed="true">
          <draw:object xlink:href="./Object 4" xlink:type="simple" xlink:show="embed" xlink:actuate="onLoad"/>
          <draw:image xlink:href="./ObjectReplacements/Object 4" xlink:type="simple" xlink:show="embed" xlink:actuate="onLoad"/>
        </draw:frame>
        <draw:frame draw:name="Object 3" draw:style-name="gr2" draw:layer="layout" svg:width="12.296cm" svg:height="6.61cm" svg:x="0.704cm" svg:y="12cm" presentation:class="objec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Standard" presentation:presentation-page-layout-name="AL3T18">
        <office:forms form:automatic-focus="false" form:apply-design-mode="false"/>
        <draw:frame presentation:style-name="pr3" draw:text-style-name="P4" draw:layer="layout" svg:width="25.199cm" svg:height="3.507cm" svg:x="1.4cm" svg:y="0.837cm" presentation:class="title">
          <draw:text-box>
            <text:p><text:span text:style-name="T1">Beispiel: Lebenserwartung 2</text:span></text:p>
          </draw:text-box>
        </draw:frame>
        <draw:frame presentation:style-name="pr11" draw:text-style-name="P7" draw:layer="layout" svg:width="25.199cm" svg:height="19.025cm" svg:x="1cm" svg:y="5.975cm">
          <draw:text-box>
            <text:list text:style-name="L3">
              <text:list-header>
                <text:p text:style-name="P7"><text:span text:style-name="T3"><text:s/></text:span></text:p>
              </text:list-header>
            </text:list>
          </draw:text-box>
        </draw:frame>
        <draw:frame draw:name="Object 1" draw:style-name="gr2" draw:layer="layout" svg:width="12.254cm" svg:height="6.578cm" svg:x="2.5cm" svg:y="4.89cm" presentation:class="object" presentation:user-transformed="true">
          <draw:object xlink:href="./Object 5" xlink:type="simple" xlink:show="embed" xlink:actuate="onLoad"/>
          <draw:image xlink:href="./ObjectReplacements/Object 5" xlink:type="simple" xlink:show="embed" xlink:actuate="onLoad"/>
        </draw:frame>
        <draw:frame draw:style-name="gr3" draw:layer="layout" svg:width="25.5cm" svg:height="0.962cm" svg:x="1.5cm" svg:y="19cm">
          <draw:text-box>
            <text:p>Diagramme: Population, Zuckermenge auf dem Feld, durchschnittliche Lebenserwartung</text:p>
          </draw:text-box>
        </draw:frame>
        <draw:frame draw:name="Object 6" draw:style-name="gr2" draw:layer="layout" svg:width="12.296cm" svg:height="6.61cm" svg:x="14.311cm" svg:y="4.914cm" presentation:class="object">
          <draw:object xlink:href="./Object 6" xlink:type="simple" xlink:show="embed" xlink:actuate="onLoad"/>
          <draw:image xlink:href="./ObjectReplacements/Object 6" xlink:type="simple" xlink:show="embed" xlink:actuate="onLoad"/>
        </draw:frame>
        <draw:frame draw:name="Object 8" draw:style-name="gr2" draw:layer="layout" svg:width="12.296cm" svg:height="6.61cm" svg:x="14.311cm" svg:y="12.153cm" presentation:class="object">
          <draw:object xlink:href="./Object 8" xlink:type="simple" xlink:show="embed" xlink:actuate="onLoad"/>
          <draw:image xlink:href="./ObjectReplacements/Object 8" xlink:type="simple" xlink:show="embed" xlink:actuate="onLoad"/>
        </draw:frame>
        <draw:frame draw:name="Object 7" draw:style-name="gr2" draw:layer="layout" svg:width="12.296cm" svg:height="6.61cm" svg:x="1.4cm" svg:y="12.153cm" presentation:class="object">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Standard" presentation:presentation-page-layout-name="AL3T18">
        <office:forms form:automatic-focus="false" form:apply-design-mode="false"/>
        <draw:frame presentation:style-name="pr3" draw:text-style-name="P4" draw:layer="layout" svg:width="25.199cm" svg:height="3.507cm" svg:x="1.4cm" svg:y="0.837cm" presentation:class="title">
          <draw:text-box>
            <text:p><text:span text:style-name="T1">Beispiel: Lebenserwartung 3</text:span></text:p>
          </draw:text-box>
        </draw:frame>
        <draw:frame presentation:style-name="pr12" draw:text-style-name="P7" draw:layer="layout" svg:width="25.199cm" svg:height="19.025cm" svg:x="1cm" svg:y="5.975cm">
          <draw:text-box>
            <text:list text:style-name="L3">
              <text:list-header>
                <text:p text:style-name="P7"><text:span text:style-name="T3"><text:s/></text:span></text:p>
              </text:list-header>
            </text:list>
          </draw:text-box>
        </draw:frame>
        <draw:frame draw:name="Object 1" draw:style-name="gr2" draw:layer="layout" svg:width="12.296cm" svg:height="6.61cm" svg:x="3.204cm" svg:y="6cm" presentation:class="object" presentation:user-transformed="true">
          <draw:object xlink:href="./Object 9" xlink:type="simple" xlink:show="embed" xlink:actuate="onLoad"/>
          <draw:image xlink:href="./ObjectReplacements/Object 9" xlink:type="simple" xlink:show="embed" xlink:actuate="onLoad"/>
        </draw:frame>
        <draw:frame draw:style-name="gr3" draw:layer="layout" svg:width="25.5cm" svg:height="0.962cm" svg:x="1.5cm" svg:y="19cm">
          <draw:text-box>
            <text:p>Diagramme: Population, Zuckermenge auf dem Feld, durchschnittliche Lebenserwartung</text:p>
          </draw:text-box>
        </draw:frame>
        <draw:frame draw:name="Object 10" draw:style-name="gr2" draw:layer="layout" svg:width="12.296cm" svg:height="6.61cm" svg:x="14.311cm" svg:y="4.914cm" presentation:class="object">
          <draw:object xlink:href="./Object 10" xlink:type="simple" xlink:show="embed" xlink:actuate="onLoad"/>
          <draw:image xlink:href="./ObjectReplacements/Object 10" xlink:type="simple" xlink:show="embed" xlink:actuate="onLoad"/>
        </draw:frame>
        <draw:frame draw:name="Object 12" draw:style-name="gr2" draw:layer="layout" svg:width="12.296cm" svg:height="6.61cm" svg:x="14.204cm" svg:y="12cm" presentation:class="object" presentation:user-transformed="true">
          <draw:object xlink:href="./Object 12" xlink:type="simple" xlink:show="embed" xlink:actuate="onLoad"/>
          <draw:image xlink:href="./ObjectReplacements/Object 12" xlink:type="simple" xlink:show="embed" xlink:actuate="onLoad"/>
        </draw:frame>
        <draw:frame draw:name="Object 11" draw:style-name="gr2" draw:layer="layout" svg:width="12.296cm" svg:height="6.61cm" svg:x="1.5cm" svg:y="12cm" presentation:class="object" presentation:user-transformed="true">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0">
        <office:forms form:automatic-focus="false" form:apply-design-mode="false"/>
        <draw:frame presentation:style-name="pr3" draw:text-style-name="P4" draw:layer="layout" svg:width="25.199cm" svg:height="3.507cm" svg:x="1.4cm" svg:y="0.837cm" presentation:class="title">
          <draw:text-box>
            <text:p><text:span text:style-name="T1">Beispiel: Vererbung</text:span></text:p>
          </draw:text-box>
        </draw:frame>
        <draw:frame presentation:style-name="pr13" draw:layer="layout" svg:width="25.199cm" svg:height="14.649cm" svg:x="1.5cm" svg:y="3.851cm" presentation:class="subtitle" presentation:user-transformed="true">
          <draw:text-box>
            <text:p>In diesem Beispiel wird untersucht wie sich Vererbung auf das System auswirkt. Dazu wird zunächst jeder Agent mit den Fähigkeiten ausgestattet die er zum überleben benötigt. Allerdings besteht die Möglichkeit, dass die Nachkommen derer, die im Verhältnis zu den übrigen Agenten wohlhabender sind, gewisse Vorzüge aus dem Wohlstand der Eltern ziehen. Konkret bezieht sich dies in dem Modell auf das Sichtfeld und den Metabolismus.</text:p>
          </draw:text-box>
        </draw:frame>
        <presentation:notes draw:style-name="dp2">
          <draw:page-thumbnail draw:style-name="gr1" draw:layer="layout" svg:width="14.848cm" svg:height="11.135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Standard" presentation:presentation-page-layout-name="AL4T16">
        <office:forms form:automatic-focus="false" form:apply-design-mode="false"/>
        <draw:frame presentation:style-name="pr3" draw:text-style-name="P4" draw:layer="layout" svg:width="25.199cm" svg:height="3.507cm" svg:x="1.4cm" svg:y="0.837cm" presentation:class="title">
          <draw:text-box>
            <text:p text:style-name="P4"><text:span text:style-name="T1">Vererbung 1: Gini-Koeffizient</text:span></text:p>
          </draw:text-box>
        </draw:frame>
        <draw:frame draw:name="Object 13" draw:style-name="gr2" draw:layer="layout" svg:width="12.296cm" svg:height="6.61cm" svg:x="1.4cm" svg:y="4.914cm" presentation:class="object">
          <draw:object xlink:href="./Object 13" xlink:type="simple" xlink:show="embed" xlink:actuate="onLoad"/>
          <draw:image xlink:href="./ObjectReplacements/Object 13" xlink:type="simple" xlink:show="embed" xlink:actuate="onLoad"/>
        </draw:frame>
        <draw:frame draw:name="Object 14" draw:style-name="gr2" draw:layer="layout" svg:width="12.296cm" svg:height="6.61cm" svg:x="14cm" svg:y="5cm" presentation:class="object" presentation:user-transformed="true">
          <draw:object xlink:href="./Object 14" xlink:type="simple" xlink:show="embed" xlink:actuate="onLoad"/>
          <draw:image xlink:href="./ObjectReplacements/Object 14" xlink:type="simple" xlink:show="embed" xlink:actuate="onLoad"/>
        </draw:frame>
        <draw:frame presentation:style-name="pr14" draw:text-style-name="P9" draw:layer="layout" svg:width="25.197cm" svg:height="6.61cm" svg:x="2cm" svg:y="12.39cm" presentation:class="outline" presentation:user-transformed="true">
          <draw:text-box>
            <text:list text:style-name="L2">
              <text:list-header>
                <text:p text:style-name="P9"><text:span text:style-name="T3"/></text:p>
                <text:p text:style-name="P9"><text:span text:style-name="T3">Es zeigt sich, dass die Ungleichverteilung größer ist, wenn keine Vererbung stattfindet. Es war jedoch zu beobachten, dass sich die Kurve schneller dem Durchschnitt nähert, wenn sich die Agenten in ihren Fähigkeiten unterscheiden.</text:span></text:p>
              </text:list-header>
            </text:list>
          </draw:text-box>
        </draw:frame>
        <draw:frame draw:style-name="gr3" draw:layer="layout" svg:width="9cm" svg:height="0.962cm" svg:x="3.5cm" svg:y="11.5cm">
          <draw:text-box>
            <text:p text:style-name="P6">ohne Vererbung</text:p>
          </draw:text-box>
        </draw:frame>
        <draw:frame draw:style-name="gr3" draw:layer="layout" svg:width="8.5cm" svg:height="0.962cm" svg:x="16.5cm" svg:y="11.5cm">
          <draw:text-box>
            <text:p text:style-name="P6">mit Vererbung</text:p>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Standard" presentation:presentation-page-layout-name="AL4T16">
        <office:forms form:automatic-focus="false" form:apply-design-mode="false"/>
        <draw:frame presentation:style-name="pr3" draw:text-style-name="P4" draw:layer="layout" svg:width="25.199cm" svg:height="3.507cm" svg:x="1.4cm" svg:y="0.837cm" presentation:class="title">
          <draw:text-box>
            <text:p text:style-name="P4"><text:span text:style-name="T1">Vererbung 2: Population</text:span></text:p>
          </draw:text-box>
        </draw:frame>
        <draw:frame presentation:style-name="pr14" draw:text-style-name="P9" draw:layer="layout" svg:width="25.197cm" svg:height="6.61cm" svg:x="1.4cm" svg:y="12.153cm" presentation:class="outline">
          <draw:text-box>
            <text:list text:style-name="L2">
              <text:list-header>
                <text:p text:style-name="P9"><text:span text:style-name="T3"/></text:p>
                <text:p text:style-name="P9"><text:span text:style-name="T3">Allerdings ist die Populationsdichte im Schnitt deutlich höher wenn keine Vererbung stattfindet.</text:span></text:p>
                <text:p text:style-name="P9"><text:span text:style-name="T3">These: Die Ungleichverteilung des Zuckers und damit die unter den Agenten wird von der evolutionären Komponente abgeschwächt.</text:span></text:p>
              </text:list-header>
            </text:list>
          </draw:text-box>
        </draw:frame>
        <draw:frame draw:name="Object 15" draw:style-name="gr2" draw:layer="layout" svg:width="12.296cm" svg:height="6.61cm" svg:x="1.4cm" svg:y="4.914cm" presentation:class="object">
          <draw:object xlink:href="./Object 15" xlink:type="simple" xlink:show="embed" xlink:actuate="onLoad"/>
          <draw:image xlink:href="./ObjectReplacements/Object 15" xlink:type="simple" xlink:show="embed" xlink:actuate="onLoad"/>
        </draw:frame>
        <draw:frame draw:name="Object 16" draw:style-name="gr2" draw:layer="layout" svg:width="12.296cm" svg:height="6.61cm" svg:x="14.311cm" svg:y="4.914cm" presentation:class="object">
          <draw:object xlink:href="./Object 16" xlink:type="simple" xlink:show="embed" xlink:actuate="onLoad"/>
          <draw:image xlink:href="./ObjectReplacements/Object 16" xlink:type="simple" xlink:show="embed" xlink:actuate="onLoad"/>
        </draw:frame>
        <draw:frame draw:style-name="gr3" draw:layer="layout" svg:width="9.5cm" svg:height="0.962cm" svg:x="3.5cm" svg:y="11.5cm">
          <draw:text-box>
            <text:p text:style-name="P6">ohne Vererbung</text:p>
          </draw:text-box>
        </draw:frame>
        <draw:frame draw:style-name="gr3" draw:text-style-name="P6" draw:layer="layout" svg:width="9cm" svg:height="0.962cm" svg:x="16.5cm" svg:y="11.5cm">
          <draw:text-box>
            <text:p text:style-name="P6">mit Vererbung</text:p>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style:presentation-page-layout style:name="AL4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tefan </meta:initial-creator>
    <meta:creation-date>2010-01-07T19:10:06</meta:creation-date>
    <meta:editing-duration>PT09H17M17S</meta:editing-duration>
    <meta:editing-cycles>26</meta:editing-cycles>
    <dc:date>2010-01-18T17:24:22</dc:date>
    <dc:creator>stefan </dc:creator>
    <meta:generator>OpenOffice.org/3.1$Linux OpenOffice.org_project/310m19$Build-9420</meta:generator>
    <meta:document-statistic meta:object-count="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001cm" svg:y="6.5cm">
          <draw:image xlink:href="Pictures/100002010000022D000001ACEBC3B11C.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7cm">
          <draw:image xlink:href="Pictures/100002010000022C000001ABE8AB9836.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135cm" svg:x="2cm" svg:y="6.365cm">
          <draw:image xlink:href="Pictures/100002010000022E000001AC488070E3.png" xlink:type="simple" xlink:show="embed" xlink:actuate="onLoad">
            <text:p/>
          </draw:image>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001cm" svg:y="7cm">
          <draw:image xlink:href="Pictures/100002010000022E000001AB56356C4D.png" xlink:type="simple" xlink:show="embed" xlink:actuate="onLoad">
            <text:p/>
          </draw:image>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8D85CA2.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folgenden Diagramme zeigen, dass das System schon bei einer um sechs Prozent erhöhten natürliche Lebensdauer der Agenten instabil wird.</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cm" svg:y="7cm">
          <draw:image xlink:href="Pictures/100002010000022C000001ABB16909CB.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7cm">
          <draw:image xlink:href="Pictures/100002010000022D000001AE374A7D90.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cm" svg:y="7cm">
          <draw:image xlink:href="Pictures/100002010000022C000001AE51BCCB84.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weiter erhöht (hier um weitere 1,5%) stirbt die Population innerhalb kürzester Zeit aus.</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